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2.7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71.8pt"/>
    </style:style>
    <style:style style:name="co9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Adrian Kueh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4]+0.6*[.J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0" calcext:value-type="float">
            <text:p>0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0.7" calcext:value-type="float">
            <text:p>0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0.4*[.I5]+0.6*[.J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1.12" calcext:value-type="float">
            <text:p>1.12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6]+0.6*[.J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7:32:01.9539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8-21T17:32:06.195678000</dc:date>
    <meta:editing-duration>PT2H14M19S</meta:editing-duration>
    <meta:editing-cycles>16</meta:editing-cycles>
    <meta:generator>LibreOffice/5.1.6.2$MacOSX_X86_64 LibreOffice_project/07ac168c60a517dba0f0d7bc7540f5afa45f0909</meta:generator>
    <meta:document-statistic meta:table-count="1" meta:cell-count="88" meta:object-count="0"/>
  </office:meta>
</office:document-meta>
</file>